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46cm" fo:min-width="1.29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width="0.212cm" svg:stroke-color="#000000" draw:marker-start-width="0.518cm" draw:marker-end-width="0.518cm" draw:textarea-horizontal-align="justify" draw:textarea-vertical-align="middle" draw:auto-grow-height="false" fo:min-height="1.546cm" fo:min-width="1.296cm" fo:padding-top="0.231cm" fo:padding-bottom="0.231cm" fo:padding-left="0.356cm" fo:padding-right="0.356cm"/>
    </style:style>
    <style:style style:name="gr5" style:family="graphic" style:parent-style-name="standard">
      <style:graphic-properties svg:stroke-width="0.018cm" svg:stroke-color="#3465a4" draw:marker-start-width="0.227cm" draw:marker-end-width="0.227cm" draw:textarea-horizontal-align="justify" draw:textarea-vertical-align="middle" draw:auto-grow-height="false" fo:min-height="1.334cm" fo:min-width="1.084cm" fo:padding-top="0.134cm" fo:padding-bottom="0.134cm" fo:padding-left="0.259cm" fo:padding-right="0.259cm"/>
    </style:style>
    <style:style style:name="gr6" style:family="graphic" style:parent-style-name="standard">
      <style:graphic-properties svg:stroke-width="0.212cm" svg:stroke-color="#000000" draw:marker-start-width="0.518cm" draw:marker-end-width="0.518cm" draw:textarea-horizontal-align="justify" draw:textarea-vertical-align="middle" draw:auto-grow-height="false" fo:min-height="1.334cm" fo:min-width="1.084cm" fo:padding-top="0.231cm" fo:padding-bottom="0.231cm" fo:padding-left="0.356cm" fo:padding-right="0.356cm"/>
    </style:style>
    <style:style style:name="gr7" style:family="graphic" style:parent-style-name="standard">
      <style:graphic-properties svg:stroke-width="0.018cm" svg:stroke-color="#3465a4" draw:marker-start-width="0.227cm" draw:marker-end-width="0.227cm" draw:textarea-horizontal-align="justify" draw:textarea-vertical-align="middle" draw:auto-grow-height="false" fo:min-height="1.528cm" fo:min-width="1.278cm" fo:padding-top="0.134cm" fo:padding-bottom="0.134cm" fo:padding-left="0.259cm" fo:padding-right="0.259cm"/>
    </style:style>
    <style:style style:name="gr8" style:family="graphic" style:parent-style-name="standard">
      <style:graphic-properties svg:stroke-width="0.212cm" svg:stroke-color="#000000" draw:marker-start-width="0.518cm" draw:marker-end-width="0.518cm" draw:textarea-horizontal-align="justify" draw:textarea-vertical-align="middle" draw:auto-grow-height="false" fo:min-height="1.528cm" fo:min-width="1.278cm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54cm" svg:height="2.54cm" svg:x="2.978cm" svg:y="2.778cm">
          <text:p text:style-name="P1">q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.1cm" svg:y1="4.048cm" svg:x2="3.005cm" svg:y2="4.048cm">
          <text:p/>
        </draw:line>
        <draw:connector draw:style-name="gr3" draw:text-style-name="P2" draw:layer="layout" draw:type="curve" svg:x1="5.146cm" svg:y1="4.946cm" svg:x2="3.35cm" svg:y2="4.946cm" draw:start-shape="id1" draw:start-glue-point="9" draw:end-shape="id1" draw:end-glue-point="7" svg:d="M5146 4946c0 1311-1796 1311-1796 0" svg:viewBox="0 0 1797 984">
          <text:p text:style-name="P1"/>
          <text:p text:style-name="P1"/>
          <text:p text:style-name="P1"/>
          <text:p text:style-name="P1">0,1</text:p>
        </draw:connector>
        <draw:custom-shape draw:style-name="gr1" draw:text-style-name="P1" xml:id="id2" draw:id="id2" draw:layer="layout" svg:width="2.54cm" svg:height="2.54cm" svg:x="7.079cm" svg:y="2.779cm">
          <text:p text:style-name="P1">q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svg:x1="5.518cm" svg:y1="4.048cm" svg:x2="7.079cm" svg:y2="4.049cm" draw:start-shape="id1" draw:start-glue-point="10" draw:end-shape="id2" draw:end-glue-point="6" svg:d="M5518 4048c1171 0 391 1 1561 1" svg:viewBox="0 0 1562 2">
          <text:p text:style-name="P1">0</text:p>
          <text:p text:style-name="P1"/>
        </draw:connector>
        <draw:custom-shape draw:style-name="gr1" draw:text-style-name="P1" xml:id="id3" draw:id="id3" draw:layer="layout" svg:width="2.54cm" svg:height="2.54cm" svg:x="11.18cm" svg:y="2.78cm">
          <text:p text:style-name="P1">q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svg:x1="9.619cm" svg:y1="4.049cm" svg:x2="11.18cm" svg:y2="4.05cm" draw:end-shape="id3" draw:end-glue-point="6" svg:d="M9619 4049c795 0 15 1 1561 1" svg:viewBox="0 0 1562 2">
          <text:p text:style-name="P1">0</text:p>
          <text:p text:style-name="P1"/>
        </draw:connector>
        <draw:custom-shape draw:style-name="gr4" draw:text-style-name="P1" xml:id="id4" draw:id="id4" draw:layer="layout" svg:width="2.54cm" svg:height="2.54cm" svg:x="15.18cm" svg:y="2.78cm">
          <text:p text:style-name="P1">q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svg:x1="13.619cm" svg:y1="4.049cm" svg:x2="15.18cm" svg:y2="4.05cm" draw:end-shape="id4" draw:end-glue-point="6" svg:d="M13619 4049c717 0-63 1 1561 1" svg:viewBox="0 0 1562 2">
          <text:p text:style-name="P1">1</text:p>
          <text:p text:style-name="P1"/>
        </draw:connector>
        <draw:connector draw:style-name="gr3" draw:text-style-name="P2" draw:layer="layout" draw:type="curve" svg:x1="17.348cm" svg:y1="4.948cm" svg:x2="15.552cm" svg:y2="4.948cm" draw:start-shape="id4" draw:start-glue-point="9" draw:end-shape="id4" draw:end-glue-point="7" svg:d="M17348 4948c0 1468-1796 1468-1796 0" svg:viewBox="0 0 1797 1102">
          <text:p text:style-name="P1"/>
          <text:p text:style-name="P1"/>
          <text:p text:style-name="P1"/>
          <text:p text:style-name="P1">0,1</text:p>
        </draw:connector>
      </draw:page>
      <draw:page draw:name="page2" draw:style-name="dp1" draw:master-page-name="Default">
        <draw:custom-shape draw:style-name="gr1" draw:text-style-name="P1" xml:id="id5" draw:id="id5" draw:layer="layout" svg:width="2.54cm" svg:height="2.54cm" svg:x="3.031cm" svg:y="3.136cm">
          <text:p text:style-name="P1">q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.153cm" svg:y1="4.406cm" svg:x2="3.058cm" svg:y2="4.406cm">
          <text:p/>
        </draw:line>
        <draw:custom-shape draw:style-name="gr4" draw:text-style-name="P1" xml:id="id6" draw:id="id6" draw:layer="layout" svg:width="2.54cm" svg:height="2.54cm" svg:x="7.132cm" svg:y="3.137cm">
          <text:p text:style-name="P1">q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svg:x1="5.571cm" svg:y1="4.406cm" svg:x2="7.132cm" svg:y2="4.407cm" draw:start-shape="id5" draw:start-glue-point="10" draw:end-shape="id6" draw:end-glue-point="6" svg:d="M5571 4406c1093 0 313 1 1561 1" svg:viewBox="0 0 1562 2">
          <text:p text:style-name="P1">1</text:p>
          <text:p text:style-name="P1"/>
        </draw:connector>
        <draw:custom-shape draw:style-name="gr4" draw:text-style-name="P1" xml:id="id7" draw:id="id7" draw:layer="layout" svg:width="2.54cm" svg:height="2.54cm" svg:x="3.085cm" svg:y="6.938cm">
          <text:p text:style-name="P1">q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.207cm" svg:y1="8.208cm" svg:x2="3.112cm" svg:y2="8.208cm">
          <text:p/>
        </draw:line>
        <draw:custom-shape draw:style-name="gr5" draw:text-style-name="P1" xml:id="id8" draw:id="id8" draw:layer="layout" svg:width="2.54cm" svg:height="2.54cm" svg:x="7.186cm" svg:y="6.939cm">
          <text:p text:style-name="P1">q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svg:x1="5.625cm" svg:y1="8.208cm" svg:x2="7.186cm" svg:y2="8.209cm" draw:start-shape="id7" draw:start-glue-point="10" draw:end-shape="id8" draw:end-glue-point="6" svg:d="M5625 8208c1243 0 463 1 1561 1" svg:viewBox="0 0 1562 2">
          <text:p text:style-name="P1">1</text:p>
          <text:p text:style-name="P1"/>
        </draw:connector>
        <draw:custom-shape draw:style-name="gr6" draw:text-style-name="P1" xml:id="id9" draw:id="id9" draw:layer="layout" svg:width="2.54cm" svg:height="2.54cm" svg:x="3.19cm" svg:y="10.239cm">
          <text:p text:style-name="P1">q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.312cm" svg:y1="11.509cm" svg:x2="3.217cm" svg:y2="11.509cm">
          <text:p/>
        </draw:line>
        <draw:custom-shape draw:style-name="gr7" draw:text-style-name="P1" xml:id="id10" draw:id="id10" draw:layer="layout" svg:width="2.54cm" svg:height="2.54cm" svg:x="7.291cm" svg:y="10.24cm">
          <text:p text:style-name="P1">q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svg:x1="5.73cm" svg:y1="11.509cm" svg:x2="7.291cm" svg:y2="11.51cm" draw:start-shape="id9" draw:start-glue-point="10" draw:end-shape="id10" draw:end-glue-point="6" svg:d="M5730 11509c1243 0 463 1 1561 1" svg:viewBox="0 0 1562 2">
          <text:p text:style-name="P1">1</text:p>
          <text:p text:style-name="P1"/>
        </draw:connector>
        <draw:custom-shape draw:style-name="gr8" draw:text-style-name="P1" xml:id="id11" draw:id="id11" draw:layer="layout" svg:width="2.54cm" svg:height="2.54cm" svg:x="11.291cm" svg:y="10.241cm">
          <text:p text:style-name="P1">q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svg:x1="9.831cm" svg:y1="11.51cm" svg:x2="11.291cm" svg:y2="11.511cm" draw:start-shape="id10" draw:start-glue-point="10" draw:end-shape="id11" draw:end-glue-point="6" svg:d="M9831 11510c1023 0 293 1 1460 1" svg:viewBox="0 0 1461 2">
          <text:p text:style-name="P1">0,1</text:p>
          <text:p text:style-name="P1"/>
          <text:p text:style-name="P1"/>
        </draw:connector>
        <draw:connector draw:style-name="gr3" draw:text-style-name="P2" draw:layer="layout" draw:type="curve" svg:x1="4.46cm" svg:y1="12.779cm" svg:x2="12.561cm" svg:y2="12.781cm" draw:start-shape="id9" draw:start-glue-point="8" draw:end-shape="id11" draw:end-glue-point="8" svg:d="M4460 12779c0 913 8101 912 8101 2" svg:viewBox="0 0 8102 686">
          <text:p text:style-name="P1"/>
          <text:p text:style-name="P1"/>
          <text:p text:style-name="P1">0</text:p>
        </draw:connector>
        <draw:connector draw:style-name="gr3" draw:text-style-name="P2" draw:layer="layout" draw:type="curve" svg:x1="13.459cm" svg:y1="10.613cm" svg:x2="13.459cm" svg:y2="12.409cm" draw:start-shape="id11" draw:start-glue-point="11" draw:end-shape="id11" draw:end-glue-point="9" svg:d="M13459 10613c1468 0 1468 1796 0 1796" svg:viewBox="0 0 1102 1797">
          <text:p text:style-name="P1"><text:tab/><text:tab/>0,1</text:p>
        </draw:connector>
      </draw:page>
      <draw:page draw:name="page3" draw:style-name="dp1" draw:master-page-name="Default">
        <draw:custom-shape draw:style-name="gr1" draw:text-style-name="P1" xml:id="id12" draw:id="id12" draw:layer="layout" svg:width="2.54cm" svg:height="2.54cm" svg:x="3.085cm" svg:y="3.138cm">
          <text:p text:style-name="P1">q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.207cm" svg:y1="4.408cm" svg:x2="3.112cm" svg:y2="4.408cm">
          <text:p/>
        </draw:line>
        <draw:custom-shape draw:style-name="gr5" draw:text-style-name="P1" xml:id="id13" draw:id="id13" draw:layer="layout" svg:width="2.54cm" svg:height="2.54cm" svg:x="7.186cm" svg:y="3.139cm">
          <text:p text:style-name="P1">q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svg:x1="5.625cm" svg:y1="4.408cm" svg:x2="7.186cm" svg:y2="4.409cm" draw:start-shape="id12" draw:start-glue-point="10" draw:end-shape="id13" draw:end-glue-point="6" svg:d="M5625 4408c1165 0 385 1 1561 1" svg:viewBox="0 0 1562 2">
          <text:p text:style-name="P1"><text:span text:style-name="T1">ε</text:span></text:p>
          <text:p text:style-name="P1"/>
        </draw:connector>
        <draw:connector draw:style-name="gr3" draw:text-style-name="P2" draw:layer="layout" draw:type="curve" svg:x1="5.253cm" svg:y1="5.306cm" svg:x2="3.457cm" svg:y2="5.306cm" draw:start-shape="id12" draw:start-glue-point="9" draw:end-shape="id12" draw:end-glue-point="7" svg:d="M5253 5306c0 1311-1796 1311-1796 0" svg:viewBox="0 0 1797 984">
          <text:p text:style-name="P1"/>
          <text:p text:style-name="P1"/>
          <text:p text:style-name="P1"/>
          <text:p text:style-name="P1">1</text:p>
        </draw:connector>
        <draw:connector draw:style-name="gr3" draw:text-style-name="P2" draw:layer="layout" draw:type="curve" svg:x1="9.354cm" svg:y1="5.307cm" svg:x2="7.558cm" svg:y2="5.307cm" draw:start-shape="id13" draw:start-glue-point="9" draw:end-shape="id13" draw:end-glue-point="7" svg:d="M9354 5307c0 1323-1796 1323-1796 0" svg:viewBox="0 0 1797 993">
          <text:p text:style-name="P1"/>
          <text:p text:style-name="P1"/>
          <text:p text:style-name="P1"/>
          <text:p text:style-name="P1">0</text:p>
        </draw:connector>
        <draw:custom-shape draw:style-name="gr8" draw:text-style-name="P1" xml:id="id14" draw:id="id14" draw:layer="layout" svg:width="2.54cm" svg:height="2.54cm" svg:x="11.291cm" svg:y="3.134cm">
          <text:p text:style-name="P1">q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svg:x1="9.73cm" svg:y1="4.403cm" svg:x2="11.291cm" svg:y2="4.404cm" draw:end-shape="id14" draw:end-glue-point="6" svg:d="M9730 4403c717 0-63 1 1561 1" svg:viewBox="0 0 1562 2">
          <text:p text:style-name="P1"><text:span text:style-name="T1">1</text:span></text:p>
          <text:p text:style-name="P1"/>
        </draw:connector>
        <draw:connector draw:style-name="gr3" draw:text-style-name="P2" draw:layer="layout" draw:type="curve" svg:x1="13.459cm" svg:y1="5.302cm" svg:x2="11.663cm" svg:y2="5.302cm" draw:start-shape="id14" draw:start-glue-point="9" draw:end-shape="id14" draw:end-glue-point="7" svg:d="M13459 5302c0 1468-1796 1468-1796 0" svg:viewBox="0 0 1797 1102">
          <text:p text:style-name="P1"/>
          <text:p text:style-name="P1"/>
          <text:p text:style-name="P1"/>
          <text:p text:style-name="P1">1</text:p>
        </draw:connector>
      </draw:page>
      <draw:page draw:name="page4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2T14:15:18.720157069</meta:creation-date>
    <dc:date>2019-02-02T15:46:28.205234738</dc:date>
    <meta:editing-duration>PT13M11S</meta:editing-duration>
    <meta:editing-cycles>1</meta:editing-cycles>
    <meta:document-statistic meta:object-count="35"/>
    <meta:generator>LibreOffice/6.0.7.3$Linux_X86_64 LibreOffice_project/00m0$Build-3</meta:generator>
  </office:meta>
</office:document-meta>
</file>